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i>r</mi>
      </msub>
      <mrow>
        <mi/>
        <mo stretchy="false">=</mo>
        <mi/>
      </mrow>
      <msub>
        <mi>F</mi>
        <mi>r</mi>
      </msub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over accent="true">
            <msub>
              <mi>q</mi>
              <mn>1</mn>
            </msub>
            <mo stretchy="false">˙</mo>
          </mover>
          <mi>,</mi>
          <mo stretchy="false">…</mo>
          <mi>,</mi>
          <mover accent="true">
            <msub>
              <mi>q</mi>
              <mi>S</mi>
            </msub>
            <mo stretchy="false">˙</mo>
          </mover>
          <mi>,</mi>
          <mi>t</mi>
        </mrow>
        <mo stretchy="false">)</mo>
      </mrow>
      <mrow>
        <mi/>
        <mo stretchy="false">=</mo>
        <mi/>
      </mrow>
      <msub>
        <mi>c</mi>
        <mi>r</mi>
      </msub>
      <mi/>
      <mi>,</mi>
      <mi/>
      <mi>r</mi>
      <mrow>
        <mi/>
        <mo stretchy="false">=</mo>
        <mi/>
      </mrow>
      <mn>1,2</mn>
      <mi>,</mi>
      <mo stretchy="false">…</mo>
    </mrow>
    <annotation encoding="StarMath 5.0">F_r `=` F_r (q_1 , dotslow, q_S , dot q_1 , dotslow, dot q_S , t) `=` c_r `,~~ r`=`1,2,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3:51:27.284000000</meta:creation-date>
    <meta:generator>LibreOffice/4.1.4.2$Windows_x86 LibreOffice_project/0a0440ccc0227ad9829de5f46be37cfb6edcf72</meta:generator>
  </office:meta>
</office:document-meta>
</file>